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</table:table>
      <table:table table:name="Day 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 stunted 1 curved spin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stunted and curved spine</text:p>
          </table:table-cell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curved spine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no eyes, 1 stunted w/ curved spine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nted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00-00-00</text:date>, <text:time style:data-style-name="N2" text:time-value="18:03:18.058358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7:13:44.738973560</meta:creation-date>
    <dc:date>2021-10-25T18:08:56.959078976</dc:date>
    <meta:editing-duration>PT13M24S</meta:editing-duration>
    <meta:editing-cycles>6</meta:editing-cycles>
    <meta:generator>LibreOffice/6.4.7.2$Linux_X86_64 LibreOffice_project/40$Build-2</meta:generator>
    <meta:document-statistic meta:table-count="2" meta:cell-count="326" meta:object-count="0"/>
  </office:meta>
</office:document-meta>
</file>